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.isAu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N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Specified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.getSpecifi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Con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K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Num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Color( FOUserAgent fo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Length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Length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